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entai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9">
            <text:p>4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83.181242514839">
            <text:p>$83,18</text:p>
          </table:table-cell>
          <table:table-cell table:style-name="ce5" table:formula="of:=[.F2]-[.B3]/[.B4]" office:value-type="currency" office:currency="USD" office:value="79.5667846835137">
            <text:p>$79,57</text:p>
          </table:table-cell>
          <table:table-cell table:style-name="ce15" table:formula="of:=[.G2]/1.07" office:value-type="currency" office:currency="EUR" office:value="74.3614810126296">
            <text:p>74,3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6">
            <text:p>0,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5.306101648343">
            <text:p>$65,31</text:p>
          </table:table-cell>
          <table:table-cell table:style-name="ce7" table:formula="of:=[.F3]-[.B3]/[.B4]" office:value-type="currency" office:currency="USD" office:value="61.6916438170176">
            <text:p>$61,69</text:p>
          </table:table-cell>
          <table:table-cell table:style-name="ce16" table:formula="of:=[.G3]/1.07" office:value-type="currency" office:currency="EUR" office:value="57.6557418850632">
            <text:p>57,6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7.753774660224">
            <text:p>57,7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66">
            <text:p>0,16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7.9554361289571">
            <text:p>$47,96</text:p>
          </table:table-cell>
          <table:table-cell table:style-name="ce14" table:formula="of:=[.F4]-[.B3]/[.B4]" office:value-type="currency" office:currency="USD" office:value="44.3409782976318">
            <text:p>$44,34</text:p>
          </table:table-cell>
          <table:table-cell table:style-name="ce17" table:formula="of:=[.G4]/1.07" office:value-type="currency" office:currency="EUR" office:value="41.4401666333008">
            <text:p>41,4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39">
            <text:p>$3,3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695">
            <text:p>$1,70</text:p>
          </table:table-cell>
          <table:table-cell table:style-name="ce5"/>
          <table:table-cell table:style-name="ce5" table:formula="of:=[.B8]/(1+[.D2])^(1/4)" office:value-type="currency" office:currency="USD" office:value="1.66657076100609">
            <text:p>$1,67</text:p>
          </table:table-cell>
          <table:table-cell table:style-name="ce7" table:formula="of:=[.B5]/2" office:value-type="currency" office:currency="USD" office:value="1.695">
            <text:p>$1,70</text:p>
          </table:table-cell>
          <table:table-cell table:style-name="ce7"/>
          <table:table-cell table:style-name="ce7" table:formula="of:=[.E8]/(1+[.D3])^(1/4)" office:value-type="currency" office:currency="USD" office:value="1.66078061873466">
            <text:p>$1,66</text:p>
          </table:table-cell>
          <table:table-cell table:style-name="ce8" table:formula="of:=[.B5]/2" office:value-type="currency" office:currency="USD" office:value="1.695">
            <text:p>$1,70</text:p>
          </table:table-cell>
          <table:table-cell table:style-name="ce8"/>
          <table:table-cell table:style-name="ce8" table:formula="of:=[.H8]/(1+[.D4])^(1/4)" office:value-type="currency" office:currency="USD" office:value="1.65508968200135">
            <text:p>$1,6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5256">
            <text:p>$3,53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USD" office:value="3.29495327102804">
            <text:p>$3,29</text:p>
          </table:table-cell>
          <table:table-cell table:formula="of:=[.B5]*(1+[.F9])" office:value-type="currency" office:currency="USD" office:value="3.4578">
            <text:p>$3,46</text:p>
          </table:table-cell>
          <table:table-cell office:value-type="percentage" office:value="0.02">
            <text:p>2,00%</text:p>
          </table:table-cell>
          <table:table-cell table:formula="of:=[.E9]/(1+[.$D$3])^[.A9]" office:value-type="currency" office:currency="USD" office:value="3.18691244239631">
            <text:p>$3,19</text:p>
          </table:table-cell>
          <table:table-cell table:formula="of:=[.B5]*(1+[.I9])" office:value-type="currency" office:currency="USD" office:value="3.39">
            <text:p>$3,39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3.08181818181818">
            <text:p>$3,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948672">
            <text:p>$3,95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3.44892305004804">
            <text:p>$3,45</text:p>
          </table:table-cell>
          <table:table-cell table:formula="of:=[.E9]*(1+[.F10])" office:value-type="currency" office:currency="USD" office:value="3.80358">
            <text:p>$3,80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USD" office:value="3.23097113975663">
            <text:p>$3,23</text:p>
          </table:table-cell>
          <table:table-cell table:formula="of:=[.H9]*(1+[.I10])" office:value-type="currency" office:currency="USD" office:value="3.5595">
            <text:p>$3,56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2.94173553719008">
            <text:p>$2,9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26456576">
            <text:p>$4,26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3.48115597574942">
            <text:p>$3,48</text:p>
          </table:table-cell>
          <table:table-cell table:formula="of:=[.E10]*(1+[.F11])" office:value-type="currency" office:currency="USD" office:value="4.0698306">
            <text:p>$4,07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3.1863033359812">
            <text:p>$3,19</text:p>
          </table:table-cell>
          <table:table-cell table:formula="of:=[.H10]*(1+[.I11])" office:value-type="currency" office:currency="USD" office:value="3.70188">
            <text:p>$3,70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2.78127723516153">
            <text:p>$2,7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6057310208">
            <text:p>$4,61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3.51369014374708">
            <text:p>$3,51</text:p>
          </table:table-cell>
          <table:table-cell table:formula="of:=[.E11]*(1+[.F12])" office:value-type="currency" office:currency="USD" office:value="4.354718742">
            <text:p>$4,35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USD" office:value="3.14225305944689">
            <text:p>$3,14</text:p>
          </table:table-cell>
          <table:table-cell table:formula="of:=[.H11]*(1+[.I12])" office:value-type="currency" office:currency="USD" office:value="3.8499552">
            <text:p>$3,85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2.62957120415272">
            <text:p>$2,6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974189502464">
            <text:p>$4,97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3.54652836938958">
            <text:p>$3,55</text:p>
          </table:table-cell>
          <table:table-cell table:formula="of:=[.E12]*(1+[.F13])" office:value-type="currency" office:currency="USD" office:value="4.61600186652">
            <text:p>$4,62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3.06985091522001">
            <text:p>$3,07</text:p>
          </table:table-cell>
          <table:table-cell table:formula="of:=[.H12]*(1+[.I13])" office:value-type="currency" office:currency="USD" office:value="3.965453856">
            <text:p>$3,97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46223485479755">
            <text:p>$2,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37212466266112">
            <text:p>$5,37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3.57967349433714">
            <text:p>$3,58</text:p>
          </table:table-cell>
          <table:table-cell table:formula="of:=[.E13]*(1+[.F14])" office:value-type="currency" office:currency="USD" office:value="4.8929619785112">
            <text:p>$4,89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2.99911702316425">
            <text:p>$3,00</text:p>
          </table:table-cell>
          <table:table-cell table:formula="of:=[.H13]*(1+[.I14])" office:value-type="currency" office:currency="USD" office:value="4.04476293312">
            <text:p>$4,0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28316322899409">
            <text:p>$2,2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69445214242079">
            <text:p>$5,69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3.5462186018667">
            <text:p>$3,55</text:p>
          </table:table-cell>
          <table:table-cell table:formula="of:=[.E14]*(1+[.F15])" office:value-type="currency" office:currency="USD" office:value="5.08868045765165">
            <text:p>$5,09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87472968118969">
            <text:p>$2,87</text:p>
          </table:table-cell>
          <table:table-cell table:formula="of:=[.H14]*(1+[.I15])" office:value-type="currency" office:currency="USD" office:value="4.1256581917824">
            <text:p>$4,13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11711499415816">
            <text:p>$2,1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03611927096604">
            <text:p>$6,04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3.51307637194272">
            <text:p>$3,51</text:p>
          </table:table-cell>
          <table:table-cell table:formula="of:=[.E15]*(1+[.F16])" office:value-type="currency" office:currency="USD" office:value="5.29222767595772">
            <text:p>$5,29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75550126123252">
            <text:p>$2,76</text:p>
          </table:table-cell>
          <table:table-cell table:formula="of:=[.H15]*(1+[.I16])" office:value-type="currency" office:currency="USD" office:value="4.20817135561805">
            <text:p>$4,2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96314299458302">
            <text:p>$1,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398286427224">
            <text:p>$6,40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3.48024388248531">
            <text:p>$3,48</text:p>
          </table:table-cell>
          <table:table-cell table:formula="of:=[.E16]*(1+[.F17])" office:value-type="currency" office:currency="USD" office:value="5.50391678299603">
            <text:p>$5,50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2.64121779878508">
            <text:p>$2,64</text:p>
          </table:table-cell>
          <table:table-cell table:formula="of:=[.H16]*(1+[.I17])" office:value-type="currency" office:currency="USD" office:value="4.29233478273041">
            <text:p>$4,29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82036895861334">
            <text:p>$1,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78218361285744">
            <text:p>$6,78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3.44771823872376">
            <text:p>$3,45</text:p>
          </table:table-cell>
          <table:table-cell table:formula="of:=[.E17]*(1+[.F18])" office:value-type="currency" office:currency="USD" office:value="5.72407345431587">
            <text:p>$5,72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2.53167420344377">
            <text:p>$2,53</text:p>
          </table:table-cell>
          <table:table-cell table:formula="of:=[.H17]*(1+[.I18])" office:value-type="currency" office:currency="USD" office:value="4.37818147838502">
            <text:p>$4,38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68797848889601">
            <text:p>$1,6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6.5187521603239">
            <text:p>$36,52</text:p>
          </table:table-cell>
          <table:table-cell/>
          <table:table-cell table:style-name="ce7"/>
          <table:table-cell table:formula="of:=SUM([.G8:.G18])" office:value-type="currency" office:currency="USD" office:value="31.279311479351">
            <text:p>$31,28</text:p>
          </table:table-cell>
          <table:table-cell/>
          <table:table-cell table:style-name="ce8"/>
          <table:table-cell table:formula="of:=SUM([.J8:.J18])" office:value-type="currency" office:currency="USD" office:value="25.423495360366">
            <text:p>$25,4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4.9505705800042">
            <text:p>$94,95</text:p>
          </table:table-cell>
          <table:table-cell table:style-name="ce5"/>
          <table:table-cell table:formula="of:=[.B20]/(1+[.D2])^([.A18]+1/2)" office:value-type="currency" office:currency="USD" office:value="46.6624903545151">
            <text:p>$46,66</text:p>
          </table:table-cell>
          <table:table-cell table:formula="of:=[.E18]*[.D5]" office:value-type="currency" office:currency="USD" office:value="80.1370283604221">
            <text:p>$80,14</text:p>
          </table:table-cell>
          <table:table-cell table:style-name="ce7"/>
          <table:table-cell table:formula="of:=[.E20]/(1+[.D3])^([.A18]+1/2)" office:value-type="currency" office:currency="USD" office:value="34.0267901689919">
            <text:p>$34,03</text:p>
          </table:table-cell>
          <table:table-cell table:formula="of:=[.H18]*[.D5]" office:value-type="currency" office:currency="USD" office:value="61.2945406973903">
            <text:p>$61,29</text:p>
          </table:table-cell>
          <table:table-cell table:style-name="ce8"/>
          <table:table-cell table:formula="of:=[.H20]/(1+[.D4])^([.A18]+1/2)" office:value-type="currency" office:currency="USD" office:value="22.5319407685911">
            <text:p>$22,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14.08.2022</text:date>, <text:time>14:2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14T14:22:29.22</dc:date>
    <dc:creator>aaa </dc:creator>
    <meta:editing-duration>P3DT13H47M42S</meta:editing-duration>
    <meta:editing-cycles>67</meta:editing-cycles>
    <meta:generator>OpenOffice/4.1.5$Win32 OpenOffice.org_project/415m1$Build-9789</meta:generator>
    <meta:document-statistic meta:table-count="5" meta:cell-count="691" meta:object-count="0"/>
  </office:meta>
</office:document-meta>
</file>